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f26" officeooo:paragraph-rsid="001e1f26"/>
    </style:style>
    <style:style style:name="T1" style:family="text">
      <style:text-properties officeooo:rsid="001a84bd"/>
    </style:style>
    <style:style style:name="T2" style:family="text">
      <style:text-properties officeooo:rsid="001be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photos des intervenants</text:span></text:p>
      <text:p text:style-name="Standard">- <text:span text:style-name="T2">PDF programme</text:span></text:p>
      <text:p text:style-name="Standard">- </text:p>
      <text:p text:style-name="Standard"/>
      <text:p text:style-name="P1">- analyse existant pr voir en e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5:27:07.485280749</meta:creation-date>
    <dc:date>2016-02-16T17:02:38.365423300</dc:date>
    <meta:editing-duration>PT1H34M2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5" meta:character-count="75" meta:non-whitespace-character-count="63"/>
  </office:meta>
</office:document-meta>
</file>